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813cm" svg:y="5.865cm">
            <draw:object draw:notify-on-update-of-ranges="Sheet1.A1:Sheet1.A30 Sheet1.B1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" calcext:value-type="float">
            <text:p>0,1</text:p>
          </table:table-cell>
          <table:table-cell table:formula="of:=COS(0.4*[.A1])*SIN(5*[.A1])" office:value-type="float" office:value="0.479042049309316" calcext:value-type="float">
            <text:p>0,47904204930931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COS(0.4*[.A2])*SIN(5*[.A2])" office:value-type="float" office:value="0.838779713460657" calcext:value-type="float">
            <text:p>0,83877971346065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COS(0.4*[.A3])*SIN(5*[.A3])" office:value-type="float" office:value="0.990321636921442" calcext:value-type="float">
            <text:p>0,99032163692144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COS(0.4*[.A4])*SIN(5*[.A4])" office:value-type="float" office:value="0.897683228465566" calcext:value-type="float">
            <text:p>0,89768322846556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COS(0.4*[.A5])*SIN(5*[.A5])" office:value-type="float" office:value="0.586542546205275" calcext:value-type="float">
            <text:p>0,5865425462052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COS(0.4*[.A6])*SIN(5*[.A6])" office:value-type="float" office:value="0.137075222839974" calcext:value-type="float">
            <text:p>0,13707522283997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COS(0.4*[.A7])*SIN(5*[.A7])" office:value-type="float" office:value="-0.337122128639315" calcext:value-type="float">
            <text:p>-0,3371221286393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COS(0.4*[.A8])*SIN(5*[.A8])" office:value-type="float" office:value="-0.718383733039456" calcext:value-type="float">
            <text:p>-0,71838373303945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COS(0.4*[.A9])*SIN(5*[.A9])" office:value-type="float" office:value="-0.914867332172282" calcext:value-type="float">
            <text:p>-0,914867332172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0.4*[.A10])*SIN(5*[.A10])" office:value-type="float" office:value="-0.883227745594726" calcext:value-type="float">
            <text:p>-0,883227745594726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COS(0.4*[.A11])*SIN(5*[.A11])" office:value-type="float" office:value="-0.638338783028567" calcext:value-type="float">
            <text:p>-0,63833878302856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COS(0.4*[.A12])*SIN(5*[.A12])" office:value-type="float" office:value="-0.247840128248291" calcext:value-type="float">
            <text:p>-0,247840128248291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COS(0.4*[.A13])*SIN(5*[.A13])" office:value-type="float" office:value="0.186685251594635" calcext:value-type="float">
            <text:p>0,186685251594635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COS(0.4*[.A14])*SIN(5*[.A14])" office:value-type="float" office:value="0.556635253631815" calcext:value-type="float">
            <text:p>0,55663525363181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COS(0.4*[.A15])*SIN(5*[.A15])" office:value-type="float" office:value="0.774164787616643" calcext:value-type="float">
            <text:p>0,77416478761664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COS(0.4*[.A16])*SIN(5*[.A16])" office:value-type="float" office:value="0.793560052644456" calcext:value-type="float">
            <text:p>0,79356005264445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COS(0.4*[.A17])*SIN(5*[.A17])" office:value-type="float" office:value="0.620881795050226" calcext:value-type="float">
            <text:p>0,62088179505022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COS(0.4*[.A18])*SIN(5*[.A18])" office:value-type="float" office:value="0.309833038289619" calcext:value-type="float">
            <text:p>0,309833038289619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COS(0.4*[.A19])*SIN(5*[.A19])" office:value-type="float" office:value="-0.0544722383582471" calcext:value-type="float">
            <text:p>-0,054472238358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0.4*[.A20])*SIN(5*[.A20])" office:value-type="float" office:value="-0.379023157983122" calcext:value-type="float">
            <text:p>-0,379023157983122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COS(0.4*[.A21])*SIN(5*[.A21])" office:value-type="float" office:value="-0.587164217831308" calcext:value-type="float">
            <text:p>-0,587164217831308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COS(0.4*[.A22])*SIN(5*[.A22])" office:value-type="float" office:value="-0.637144904291155" calcext:value-type="float">
            <text:p>-0,63714490429115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COS(0.4*[.A23])*SIN(5*[.A23])" office:value-type="float" office:value="-0.530366573603603" calcext:value-type="float">
            <text:p>-0,53036657360360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COS(0.4*[.A24])*SIN(5*[.A24])" office:value-type="float" office:value="-0.307735292458466" calcext:value-type="float">
            <text:p>-0,30773529245846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COS(0.4*[.A25])*SIN(5*[.A25])" office:value-type="float" office:value="-0.0358338740684028" calcext:value-type="float">
            <text:p>-0,035833874068403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COS(0.4*[.A26])*SIN(5*[.A26])" office:value-type="float" office:value="0.212697065463116" calcext:value-type="float">
            <text:p>0,21269706546311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COS(0.4*[.A27])*SIN(5*[.A27])" office:value-type="float" office:value="0.378846398914903" calcext:value-type="float">
            <text:p>0,37884639891490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COS(0.4*[.A28])*SIN(5*[.A28])" office:value-type="float" office:value="0.431590236028846" calcext:value-type="float">
            <text:p>0,43159023602884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COS(0.4*[.A29])*SIN(5*[.A29])" office:value-type="float" office:value="0.373340551517478" calcext:value-type="float">
            <text:p>0,373340551517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0.4*[.A30])*SIN(5*[.A30])" office:value-type="float" office:value="0.235636841522818" calcext:value-type="float">
            <text:p>0,235636841522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if Karlsson</meta:initial-creator>
    <meta:creation-date>2020-10-07T15:26:14.144064902</meta:creation-date>
    <dc:date>2020-10-07T15:30:50.713893196</dc:date>
    <dc:creator>Leif Karlsson</dc:creator>
    <meta:editing-duration>PT4M36S</meta:editing-duration>
    <meta:editing-cycles>2</meta:editing-cycles>
    <meta:generator>LibreOffice/6.4.6.2$Linux_X86_64 LibreOffice_project/40$Build-2</meta:generator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30" svg:x="0.061cm" svg:y="0.179cm" svg:width="13.096cm" svg:height="8.639cm">
          <chartooo:coordinate-region svg:x="0.894cm" svg:y="0.378cm" svg:width="12.02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0" chart:class="chart:scatter">
            <chart:domain table:cell-range-address="Sheet1.A1:Sheet1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:Sheet1.A30</svg:desc>
                </draw:g>
              </table:table-cell>
              <table:table-cell office:value-type="float" office:value="0.479042049309316">
                <text:p>0.479042049309316</text:p>
                <draw:g>
                  <svg:desc>Sheet1.B1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838779713460657">
                <text:p>0.838779713460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90321636921442">
                <text:p>0.990321636921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897683228465566">
                <text:p>0.897683228465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86542546205275">
                <text:p>0.586542546205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137075222839974">
                <text:p>0.137075222839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337122128639315">
                <text:p>-0.337122128639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718383733039456">
                <text:p>-0.718383733039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914867332172282">
                <text:p>-0.914867332172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0.883227745594726">
                <text:p>-0.883227745594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-0.638338783028567">
                <text:p>-0.638338783028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-0.247840128248291">
                <text:p>-0.247840128248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186685251594635">
                <text:p>0.186685251594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556635253631815">
                <text:p>0.556635253631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774164787616643">
                <text:p>0.774164787616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793560052644456">
                <text:p>0.793560052644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620881795050226">
                <text:p>0.620881795050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309833038289619">
                <text:p>0.309833038289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-0.0544722383582471">
                <text:p>-0.0544722383582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0.379023157983122">
                <text:p>-0.379023157983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-0.587164217831308">
                <text:p>-0.587164217831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-0.637144904291155">
                <text:p>-0.637144904291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-0.530366573603603">
                <text:p>-0.530366573603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-0.307735292458466">
                <text:p>-0.307735292458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-0.0358338740684028">
                <text:p>-0.0358338740684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212697065463116">
                <text:p>0.212697065463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378846398914903">
                <text:p>0.378846398914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431590236028846">
                <text:p>0.431590236028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373340551517478">
                <text:p>0.373340551517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235636841522818">
                <text:p>0.235636841522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